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457cm"/>
    </style:style>
    <style:style style:name="co3" style:family="table-column">
      <style:table-column-properties fo:break-before="auto" style:column-width="5.579cm"/>
    </style:style>
    <style:style style:name="co4" style:family="table-column">
      <style:table-column-properties fo:break-before="auto" style:column-width="1.432cm"/>
    </style:style>
    <style:style style:name="co6" style:family="table-column">
      <style:table-column-properties fo:break-before="auto" style:column-width="4.1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Time To Complete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Actual Time To Finish</text:p>
          </table:table-cell>
          <table:table-cell table:style-name="ce1" table:number-columns-repeated="8"/>
        </table:table-row>
        <table:table-row table:style-name="ro1">
          <table:table-cell office:value-type="string">
            <text:p>Search Internet For Sound Effects</text:p>
          </table:table-cell>
          <table:table-cell office:value-type="string">
            <text:p>30 Mins</text:p>
          </table:table-cell>
          <table:table-cell office:value-type="string">
            <text:p>Yes</text:p>
          </table:table-cell>
          <table:table-cell office:value-type="string">
            <text:p>2 mins</text:p>
          </table:table-cell>
          <table:table-cell table:number-columns-repeated="8"/>
        </table:table-row>
        <table:table-row table:style-name="ro1">
          <table:table-cell office:value-type="string">
            <text:p>Implement Sound Effects</text:p>
          </table:table-cell>
          <table:table-cell office:value-type="string">
            <text:p>1 Hour</text:p>
          </table:table-cell>
          <table:table-cell office:value-type="string">
            <text:p>Yes</text:p>
          </table:table-cell>
          <table:table-cell office:value-type="string">
            <text:p>5 Mins</text:p>
          </table:table-cell>
          <table:table-cell table:number-columns-repeated="8"/>
        </table:table-row>
        <table:table-row table:style-name="ro1">
          <table:table-cell office:value-type="string">
            <text:p>Implement Looping Background Music</text:p>
          </table:table-cell>
          <table:table-cell office:value-type="string">
            <text:p>2 Hour</text:p>
          </table:table-cell>
          <table:table-cell office:value-type="string">
            <text:p>Yes</text:p>
          </table:table-cell>
          <table:table-cell office:value-type="string">
            <text:p>10 Mins</text:p>
          </table:table-cell>
          <table:table-cell table:number-columns-repeated="8"/>
        </table:table-row>
        <table:table-row table:style-name="ro1">
          <table:table-cell office:value-type="string">
            <text:p>Create a Sound Manager For Playing Sounds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1 Hour</text:p>
          </table:table-cell>
          <table:table-cell table:number-columns-repeated="8"/>
        </table:table-row>
        <table:table-row table:style-name="ro2">
          <table:table-cell office:value-type="string">
            <text:p>Add <text:span text:style-name="T1">Final Product </text:span><text:span text:style-name="T2">Quality Sound Effects</text:span></text:p>
          </table:table-cell>
          <table:table-cell office:value-type="string">
            <text:p>3 Hours</text:p>
          </table:table-cell>
          <table:table-cell table:number-columns-repeated="10"/>
        </table:table-row>
        <table:table-row table:style-name="ro2">
          <table:table-cell office:value-type="string">
            <text:p>Edit Background Music In Audacity to Remove <text:span text:style-name="T1">Dubstep</text:span><text:span text:style-name="T2"> Parts</text:span></text:p>
          </table:table-cell>
          <table:table-cell office:value-type="string">
            <text:p>2 Hou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reate Enemy Sprites</text:p>
          </table:table-cell>
          <table:table-cell office:value-type="string">
            <text:p>30 Mins</text:p>
          </table:table-cell>
          <table:table-cell office:value-type="string">
            <text:p>Yes</text:p>
          </table:table-cell>
          <table:table-cell office:value-type="string">
            <text:p>5 Mins</text:p>
          </table:table-cell>
          <table:table-cell table:number-columns-repeated="8"/>
        </table:table-row>
        <table:table-row table:style-name="ro1">
          <table:table-cell office:value-type="string">
            <text:p>Implement Basic Enemy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2 Hours</text:p>
          </table:table-cell>
          <table:table-cell table:number-columns-repeated="8"/>
        </table:table-row>
        <table:table-row table:style-name="ro1">
          <table:table-cell office:value-type="string">
            <text:p>Include Enemy In Level Editor</text:p>
          </table:table-cell>
          <table:table-cell office:value-type="string">
            <text:p>1 Hour</text:p>
          </table:table-cell>
          <table:table-cell office:value-type="string">
            <text:p>Yes</text:p>
          </table:table-cell>
          <table:table-cell office:value-type="string">
            <text:p>5 Mins</text:p>
          </table:table-cell>
          <table:table-cell table:number-columns-repeated="8"/>
        </table:table-row>
        <table:table-row table:style-name="ro1">
          <table:table-cell office:value-type="string">
            <text:p>Edit Enemy2's Up/Down Movement Glitch (To Do With Respawning)</text:p>
          </table:table-cell>
          <table:table-cell office:value-type="string">
            <text:p>20 Mins</text:p>
          </table:table-cell>
          <table:table-cell office:value-type="string">
            <text:p>Yes</text:p>
          </table:table-cell>
          <table:table-cell office:value-type="string">
            <text:p>20 Mins</text:p>
          </table:table-cell>
          <table:table-cell table:number-columns-repeated="8"/>
        </table:table-row>
        <table:table-row table:style-name="ro1">
          <table:table-cell office:value-type="string">
            <text:p>Implement Animated Enemies</text:p>
          </table:table-cell>
          <table:table-cell office:value-type="string">
            <text:p>30 Mins</text:p>
          </table:table-cell>
          <table:table-cell office:value-type="string">
            <text:p>Yes</text:p>
          </table:table-cell>
          <table:table-cell office:value-type="string">
            <text:p>1 Hour, 30 Mins</text:p>
          </table:table-cell>
          <table:table-cell table:number-columns-repeated="8"/>
        </table:table-row>
        <table:table-row table:style-name="ro1">
          <table:table-cell office:value-type="string">
            <text:p>Fix glitch with placing enemies where whole sprite sheet is placed</text:p>
          </table:table-cell>
          <table:table-cell office:value-type="string">
            <text:p>30 Mins</text:p>
          </table:table-cell>
          <table:table-cell office:value-type="string">
            <text:p>Yes</text:p>
          </table:table-cell>
          <table:table-cell office:value-type="string">
            <text:p>1 Hour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Create Three Backgrounds</text:p>
          </table:table-cell>
          <table:table-cell office:value-type="string">
            <text:p>30 Mins</text:p>
          </table:table-cell>
          <table:table-cell office:value-type="string">
            <text:p>Yes</text:p>
          </table:table-cell>
          <table:table-cell office:value-type="string">
            <text:p>30 Mins</text:p>
          </table:table-cell>
          <table:table-cell table:number-columns-repeated="8"/>
        </table:table-row>
        <table:table-row table:style-name="ro1">
          <table:table-cell office:value-type="string">
            <text:p>Implement Tiled Background</text:p>
          </table:table-cell>
          <table:table-cell office:value-type="string">
            <text:p>3 Hours</text:p>
          </table:table-cell>
          <table:table-cell office:value-type="string">
            <text:p>Yes</text:p>
          </table:table-cell>
          <table:table-cell office:value-type="string">
            <text:p>1 Hour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>
            <text:p>Update User Input Class To Take Strings As Test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1 Hour</text:p>
          </table:table-cell>
          <table:table-cell table:number-columns-repeated="8"/>
        </table:table-row>
        <table:table-row table:style-name="ro1">
          <table:table-cell office:value-type="string">
            <text:p>Update User Input Class To Test Key Releases</text:p>
          </table:table-cell>
          <table:table-cell office:value-type="string">
            <text:p>3 Hours</text:p>
          </table:table-cell>
          <table:table-cell table:number-columns-repeated="10"/>
        </table:table-row>
        <table:table-row table:style-name="ro2">
          <table:table-cell office:value-type="string">
            <text:p>Update User Input Class To Return Key Currently Being Pressed</text:p>
          </table:table-cell>
          <table:table-cell office:value-type="string">
            <text:p>30 Mins</text:p>
          </table:table-cell>
          <table:table-cell office:value-type="string">
            <text:p>Yes</text:p>
          </table:table-cell>
          <table:table-cell office:value-type="string">
            <text:p>40 Mins</text:p>
          </table:table-cell>
          <table:table-cell table:number-columns-repeated="8"/>
        </table:table-row>
        <table:table-row table:style-name="ro1">
          <table:table-cell office:value-type="string">
            <text:p>Allow the Player to be Controlled by the Mouse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1 Hour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reate A Level System</text:p>
          </table:table-cell>
          <table:table-cell office:value-type="string">
            <text:p>3 Hours</text:p>
          </table:table-cell>
          <table:table-cell office:value-type="string">
            <text:p>Yes</text:p>
          </table:table-cell>
          <table:table-cell office:value-type="string">
            <text:p>3 Hour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mplement Animated Sprites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2 Hours</text:p>
          </table:table-cell>
          <table:table-cell table:number-columns-repeated="8"/>
        </table:table-row>
        <table:table-row table:style-name="ro1">
          <table:table-cell office:value-type="string">
            <text:p>Extend Animated Sprite Functionality</text:p>
          </table:table-cell>
          <table:table-cell office:value-type="string">
            <text:p>2 Hou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reate Rocket Smoke Particle Effect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3 Hours</text:p>
          </table:table-cell>
          <table:table-cell table:number-columns-repeated="8"/>
        </table:table-row>
        <table:table-row table:style-name="ro1">
          <table:table-cell office:value-type="string">
            <text:p>Create Fire Particle Effect</text:p>
          </table:table-cell>
          <table:table-cell office:value-type="string">
            <text:p>1 Hour</text:p>
          </table:table-cell>
          <table:table-cell table:number-columns-repeated="10"/>
        </table:table-row>
        <table:table-row table:style-name="ro1">
          <table:table-cell office:value-type="string">
            <text:p>Create Rain Particle Effects</text:p>
          </table:table-cell>
          <table:table-cell office:value-type="string">
            <text:p>1 Hour</text:p>
          </table:table-cell>
          <table:table-cell table:number-columns-repeated="10"/>
        </table:table-row>
        <table:table-row table:style-name="ro1">
          <table:table-cell office:value-type="string">
            <text:p>Allow Particle Effects to be Placed in Level Editor</text:p>
          </table:table-cell>
          <table:table-cell office:value-type="string">
            <text:p>1 Hou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Make Window Resizeable (NOT USED ANYMORE)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20 Mins</text:p>
          </table:table-cell>
          <table:table-cell table:number-columns-repeated="8"/>
        </table:table-row>
        <table:table-row table:style-name="ro1">
          <table:table-cell office:value-type="string">
            <text:p>Lock Window so it Can't be Resized</text:p>
          </table:table-cell>
          <table:table-cell office:value-type="string">
            <text:p>5 Mins</text:p>
          </table:table-cell>
          <table:table-cell office:value-type="string">
            <text:p>Yes</text:p>
          </table:table-cell>
          <table:table-cell office:value-type="string">
            <text:p>5 Min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Create a <text:span text:style-name="T1">Proper</text:span><text:span text:style-name="T2"> Main Menu</text:span></text:p>
          </table:table-cell>
          <table:table-cell office:value-type="string">
            <text:p>4 Hours</text:p>
          </table:table-cell>
          <table:table-cell table:number-columns-repeated="10"/>
        </table:table-row>
        <table:table-row table:style-name="ro2">
          <table:table-cell office:value-type="string">
            <text:p>Add a <text:span text:style-name="T1">How To Play</text:span><text:span text:style-name="T2"> Screen</text:span></text:p>
          </table:table-cell>
          <table:table-cell office:value-type="string">
            <text:p>20 Mins</text:p>
          </table:table-cell>
          <table:table-cell office:value-type="string">
            <text:p>Yes</text:p>
          </table:table-cell>
          <table:table-cell office:value-type="string">
            <text:p>40 Mins</text:p>
          </table:table-cell>
          <table:table-cell table:number-columns-repeated="8"/>
        </table:table-row>
        <table:table-row table:style-name="ro2">
          <table:table-cell office:value-type="string">
            <text:p>Fix Menu so Level Editor works with it</text:p>
          </table:table-cell>
          <table:table-cell office:value-type="string">
            <text:p>30 Mins</text:p>
          </table:table-cell>
          <table:table-cell office:value-type="string">
            <text:p>Yes</text:p>
          </table:table-cell>
          <table:table-cell office:value-type="string">
            <text:p>30 Min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mplement Basic Save-Load Feature (Autosave at Save At Checkpoints)</text:p>
          </table:table-cell>
          <table:table-cell office:value-type="string">
            <text:p>2 Hours</text:p>
          </table:table-cell>
          <table:table-cell table:number-columns-repeated="10"/>
        </table:table-row>
        <table:table-row table:style-name="ro1">
          <table:table-cell office:value-type="string">
            <text:p>Add a <text:span text:style-name="T1">Load</text:span><text:span text:style-name="T2"> Option on the Main Menu</text:span>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1 Hour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Implement <text:span text:style-name="T1">Couch Coop</text:span><text:span text:style-name="T2"> Mode</text:span></text:p>
          </table:table-cell>
          <table:table-cell office:value-type="string">
            <text:p>2 Hou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lean Up The Text and Font Manager Coding!</text:p>
          </table:table-cell>
          <table:table-cell office:value-type="string">
            <text:p>2 Hou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ake Player Have Acceleration Instead of a Flat-Out Speed</text:p>
          </table:table-cell>
          <table:table-cell office:value-type="string">
            <text:p>3 Hours</text:p>
          </table:table-cell>
          <table:table-cell office:value-type="string">
            <text:p>Yes</text:p>
          </table:table-cell>
          <table:table-cell office:value-type="string">
            <text:p>2 Hours</text:p>
          </table:table-cell>
          <table:table-cell table:number-columns-repeated="8"/>
        </table:table-row>
        <table:table-row table:style-name="ro2">
          <table:table-cell office:value-type="string">
            <text:p>Allow Player to Perform Diagonal<text:span text:style-name="T1"> Shots</text:span><text:span text:style-name="T2"> by moving up/down and shooting</text:span></text:p>
          </table:table-cell>
          <table:table-cell office:value-type="string">
            <text:p>30 Mins</text:p>
          </table:table-cell>
          <table:table-cell table:number-columns-repeated="10"/>
        </table:table-row>
        <table:table-row table:style-name="ro2">
          <table:table-cell office:value-type="string">
            <text:p>Change Player Shooting So They Tap Space Instead of Hold it</text:p>
          </table:table-cell>
          <table:table-cell office:value-type="string">
            <text:p>20 Mins</text:p>
          </table:table-cell>
          <table:table-cell office:value-type="string">
            <text:p>Yes</text:p>
          </table:table-cell>
          <table:table-cell office:value-type="string">
            <text:p>10 Mins</text:p>
          </table:table-cell>
          <table:table-cell table:number-columns-repeated="8"/>
        </table:table-row>
        <table:table-row table:style-name="ro2">
          <table:table-cell office:value-type="string">
            <text:p>Fully Implement Player's Animations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40 Mins</text:p>
          </table:table-cell>
          <table:table-cell table:number-columns-repeated="8"/>
        </table:table-row>
        <table:table-row table:style-name="ro2">
          <table:table-cell office:value-type="string">
            <text:p>Make Mouse Controls Smoother and Less <text:span text:style-name="T1">Clunky</text:span></text:p>
          </table:table-cell>
          <table:table-cell office:value-type="string">
            <text:p>1 Hou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reate a Final Boss</text:p>
          </table:table-cell>
          <table:table-cell office:value-type="string">
            <text:p>2 Hour</text:p>
          </table:table-cell>
          <table:table-cell office:value-type="string">
            <text:p>Yes</text:p>
          </table:table-cell>
          <table:table-cell office:value-type="string">
            <text:p>1 Hour</text:p>
          </table:table-cell>
          <table:table-cell table:number-columns-repeated="8"/>
        </table:table-row>
        <table:table-row table:style-name="ro2">
          <table:table-cell office:value-type="string">
            <text:p>Give Boss Health</text:p>
          </table:table-cell>
          <table:table-cell office:value-type="string">
            <text:p>1 Hour</text:p>
          </table:table-cell>
          <table:table-cell office:value-type="string">
            <text:p>Yes</text:p>
          </table:table-cell>
          <table:table-cell office:value-type="string">
            <text:p>30 Mins</text:p>
          </table:table-cell>
          <table:table-cell table:number-columns-repeated="8"/>
        </table:table-row>
        <table:table-row table:style-name="ro2">
          <table:table-cell office:value-type="string">
            <text:p>Make Boss Move Up and Down</text:p>
          </table:table-cell>
          <table:table-cell office:value-type="string">
            <text:p>1 Hour</text:p>
          </table:table-cell>
          <table:table-cell office:value-type="string">
            <text:p>Yes</text:p>
          </table:table-cell>
          <table:table-cell office:value-type="string">
            <text:p>20 Mins</text:p>
          </table:table-cell>
          <table:table-cell table:number-columns-repeated="8"/>
        </table:table-row>
        <table:table-row table:style-name="ro2">
          <table:table-cell office:value-type="string">
            <text:p>Make Boss Shoot</text:p>
          </table:table-cell>
          <table:table-cell office:value-type="string">
            <text:p>1 Hour</text:p>
          </table:table-cell>
          <table:table-cell office:value-type="string">
            <text:p>Yes</text:p>
          </table:table-cell>
          <table:table-cell office:value-type="string">
            <text:p>45 Mins</text:p>
          </table:table-cell>
          <table:table-cell table:number-columns-repeated="8"/>
        </table:table-row>
        <table:table-row table:style-name="ro2">
          <table:table-cell office:value-type="string">
            <text:p>Animate Boss</text:p>
          </table:table-cell>
          <table:table-cell office:value-type="string">
            <text:p>30 Min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Make Final Boss do Diagonal Shots Based on Whether They're Going Up/Down</text:p>
          </table:table-cell>
          <table:table-cell office:value-type="string">
            <text:p>30 Min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dd a Proper Pause Menu</text:p>
          </table:table-cell>
          <table:table-cell office:value-type="string">
            <text:p>2 Hours</text:p>
          </table:table-cell>
          <table:table-cell office:value-type="string">
            <text:p>Yes</text:p>
          </table:table-cell>
          <table:table-cell office:value-type="string">
            <text:p>1 Hour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Have a <text:span text:style-name="T1">Thanks For Playing</text:span><text:span text:style-name="T2"> Screen</text:span></text:p>
          </table:table-cell>
          <table:table-cell office:value-type="string">
            <text:p>1 Hour</text:p>
          </table:table-cell>
          <table:table-cell office:value-type="string">
            <text:p>Yes</text:p>
          </table:table-cell>
          <table:table-cell office:value-type="string">
            <text:p>30 Mins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25/09/2014</text:date>, <text:time>10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07:41:31.59</meta:creation-date>
    <dc:date>2014-09-25T10:41:19.62</dc:date>
    <meta:editing-duration>PT23H19M15S</meta:editing-duration>
    <meta:editing-cycles>71</meta:editing-cycles>
    <meta:generator>OpenOffice/4.1.1$Win32 OpenOffice.org_project/411m6$Build-9775</meta:generator>
    <dc:creator>Jonathan Livingstone</dc:creator>
    <meta:document-statistic meta:table-count="3" meta:cell-count="162" meta:object-count="0"/>
  </office:meta>
</office:document-meta>
</file>